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1.1059in">
            <draw:object draw:notify-on-update-of-ranges="Sheet1.A1:Sheet1.DI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776in" svg:y="1.1165in">
            <draw:object draw:notify-on-update-of-ranges="Sheet1.A2:Sheet1.DI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65in" svg:y="4.6827in">
            <draw:object draw:notify-on-update-of-ranges="Sheet1.A3:Sheet1.DI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3102in" svg:y="4.6929in">
            <draw:object draw:notify-on-update-of-ranges="Sheet1.A4:Sheet1.DI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0in" svg:y="8.2173in">
            <draw:object draw:notify-on-update-of-ranges="Sheet1.A5:Sheet1.DI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number-columns-repeated="55" table:default-cell-style-name="Default"/>
        <table:table-column table:style-name="co4" table:default-cell-style-name="Default"/>
        <table:table-column table:style-name="co1" table:number-columns-repeated="3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office:value-type="float" office:value="390" calcext:value-type="float">
            <text:p>390</text:p>
          </table:table-cell>
          <table:table-cell office:value-type="float" office:value="429" calcext:value-type="float">
            <text:p>429</text:p>
          </table:table-cell>
          <table:table-cell office:value-type="float" office:value="332" calcext:value-type="float">
            <text:p>332</text:p>
          </table:table-cell>
          <table:table-cell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3T03:36:04.748841181</dc:date>
    <meta:document-statistic meta:table-count="1" meta:cell-count="565" meta:object-count="5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1:Sheet1.DI1" svg:x="0.32cm" svg:y="0.18cm" svg:width="13.652cm" svg:height="8.64cm">
          <chartooo:coordinate-region svg:x="1.312cm" svg:y="0.379cm" svg:width="12.6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DI1" chart:class="chart:bar"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DI1</svg:desc>
                </draw:g>
              </table:table-cell>
              <table:table-cell office:value-type="float" office:value="1939">
                <text:p>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2:Sheet1.DI2" svg:x="0.32cm" svg:y="0.18cm" svg:width="13.652cm" svg:height="8.64cm">
          <chartooo:coordinate-region svg:x="1.127cm" svg:y="0.38cm" svg:width="12.845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DI2" chart:class="chart:bar"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1.A2:Sheet1.DI2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76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">
                <text:p>167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179">
                <text:p>179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126">
                <text:p>12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3:Sheet1.DI3" svg:x="0.32cm" svg:y="0.18cm" svg:width="13.652cm" svg:height="8.64cm">
          <chartooo:coordinate-region svg:x="1.127cm" svg:y="0.38cm" svg:width="12.845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DI3" chart:class="chart:bar"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3:Sheet1.DI3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201">
                <text:p>201</text:p>
              </table:table-cell>
              <table:table-cell office:value-type="float" office:value="390">
                <text:p>390</text:p>
              </table:table-cell>
              <table:table-cell office:value-type="float" office:value="429">
                <text:p>429</text:p>
              </table:table-cell>
              <table:table-cell office:value-type="float" office:value="332">
                <text:p>332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4:Sheet1.DI4" svg:x="0.32cm" svg:y="0.18cm" svg:width="13.652cm" svg:height="8.64cm">
          <chartooo:coordinate-region svg:x="0.941cm" svg:y="0.379cm" svg:width="13.03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DI4" chart:class="chart:bar"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A4:Sheet1.DI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5:Sheet1.DI5" svg:x="0.32cm" svg:y="0.18cm" svg:width="13.652cm" svg:height="8.64cm">
          <chartooo:coordinate-region svg:x="0.941cm" svg:y="0.379cm" svg:width="13.03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DI5" chart:class="chart:bar"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Sheet1.A5:Sheet1.DI5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